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T5" style:parent-style-name="Policepardéfaut" style:family="text">
      <style:text-properties fo:background-color="#FFFFFF"/>
    </style:style>
    <style:style style:name="T6" style:parent-style-name="Policepardéfaut" style:family="text">
      <style:text-properties fo:background-color="#FFFFFF"/>
    </style:style>
    <style:style style:name="T7" style:parent-style-name="Policepardéfaut" style:family="text">
      <style:text-properties fo:background-color="#FFFFFF"/>
    </style:style>
    <style:style style:name="T8" style:parent-style-name="Policepardéfaut" style:family="text">
      <style:text-properties fo:background-color="#FFFFFF"/>
    </style:style>
    <style:style style:name="T9" style:parent-style-name="Policepardéfaut" style:family="text">
      <style:text-properties fo:background-color="#FFFFFF"/>
    </style:style>
    <style:style style:name="P10" style:parent-style-name="Standard" style:family="paragraph">
      <style:text-properties fo:background-color="#FFFFFF"/>
    </style:style>
    <style:style style:name="P11" style:parent-style-name="Standard" style:family="paragraph">
      <style:paragraph-properties fo:text-indent="0.4923in"/>
      <style:text-properties fo:background-color="#FFFFFF"/>
    </style:style>
    <style:style style:name="P12" style:parent-style-name="Standard" style:family="paragraph">
      <style:paragraph-properties fo:text-indent="0.4923in"/>
      <style:text-properties fo:background-color="#FFFFFF"/>
    </style:style>
    <style:style style:name="P13" style:parent-style-name="Standard" style:family="paragraph">
      <style:text-properties fo:background-color="#FFFFFF"/>
    </style:style>
    <style:style style:name="P14" style:parent-style-name="Standard" style:family="paragraph">
      <style:text-properties fo:background-color="#FFFFFF"/>
    </style:style>
    <style:style style:name="P15" style:parent-style-name="Standard" style:family="paragraph">
      <style:paragraph-properties fo:text-indent="0.4923in"/>
      <style:text-properties fo:background-color="#FFFFFF"/>
    </style:style>
    <style:style style:name="P16" style:parent-style-name="Standard" style:family="paragraph">
      <style:paragraph-properties fo:text-indent="0.4923in"/>
      <style:text-properties fo:background-color="#FFFFFF"/>
    </style:style>
    <style:style style:name="P17" style:parent-style-name="Standard" style:family="paragraph">
      <style:text-properties fo:background-color="#FFFFFF"/>
    </style:style>
    <style:style style:name="P18" style:parent-style-name="Standard" style:family="paragraph">
      <style:text-properties fo:background-color="#FFFFFF"/>
    </style:style>
    <style:style style:name="P19" style:parent-style-name="Standard" style:family="paragraph">
      <style:text-properties fo:background-color="#FFFFFF"/>
    </style:style>
    <style:style style:name="P20" style:parent-style-name="Standard" style:family="paragraph">
      <style:text-properties fo:background-color="#FFFFFF"/>
    </style:style>
  </office:automatic-styles>
  <office:body>
    <office:text text:use-soft-page-breaks="true">
      <text:p text:style-name="P1">Journal de bord de la SAE 1.01</text:p>
      <text:p text:style-name="Standard"/>
      <text:p text:style-name="Standard"/>
      <text:p text:style-name="Standard"/>
      <text:p text:style-name="Standard">Mardi 10 Decembre :</text:p>
      <text:p text:style-name="Standard"><text:tab/>- Attente de la consigne de la part de Mr CASALI</text:p>
      <text:p text:style-name="Standard"/>
      <text:p text:style-name="Standard">Jeudi 12 Decembre :</text:p>
      <text:p text:style-name="Standard"><text:tab/>- Brainstorming sur le jeu (concept, lore,…) et répartition des tâches</text:p>
      <text:p text:style-name="Standard"><text:tab/>-<text:s/><text:span text:style-name="T5">Resolution sur les debordements de tableaux</text:span></text:p>
      <text:p text:style-name="Standard"><text:tab/>- Résolution du b<text:a xlink:href="https://github.com/Theo-radj/SAE1.01/commit/9d9b7545781c01295ef12a7b6d0ad80a92263c5b" office:target-frame-name="_top" xlink:show="replace"><text:span text:style-name="T6">ug sur le fait que le joueur peut jouer<text:s/></text:span><text:span text:style-name="T7">à</text:span><text:span text:style-name="T8"><text:s/>la place de l'autre</text:span></text:a></text:p>
      <text:p text:style-name="Standard"><text:span text:style-name="T9"><text:tab/>- Matisse a commencé ajouter de la possibilité de faire des ovales avec MinGL2</text:span></text:p>
      <text:p text:style-name="Standard"/>
      <text:p text:style-name="P10">Lundi 16 Decembre :</text:p>
      <text:p text:style-name="P11">- Dinesh et William ont commencé à générer la carte de maniere procédural</text:p>
      <text:p text:style-name="P12">- Matisse a créé une fonction permettant d’afficher des matrix (en t’en que map) avec MinGL2</text:p>
      <text:p text:style-name="P13"/>
      <text:p text:style-name="P14">Mardi 17 Decembre :</text:p>
      <text:p text:style-name="P15">-<text:s/>Matisse a fini d’implémenter les ovales dans les formes part défauts de la librairie MinGL2</text:p>
      <text:p text:style-name="P16">- Matisse a modifié la fonction qui affiche la matrix pour que les éléments soit proportionnel a la taille de la matrix et de la fenêtre</text:p>
      <text:p text:style-name="P17"/>
      <text:p text:style-name="P18">Mercredi 18 décembre</text:p>
      <text:p text:style-name="P19"><text:tab/>- Dinesh a implémenté la fonction IllegalMove() pour éviter tout débordement de tableau</text:p>
      <text:p text:style-name="P2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erif CJK SC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text-properties fo:language="de" fo:country="DE"/>
    </style:style>
    <style:style style:name="P3" style:parent-style-name="En-tête" style:family="paragraph">
      <style:text-properties fo:language="de" fo:country="DE"/>
    </style:style>
    <style:style style:name="P4" style:parent-style-name="En-têt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ARFI Maxime</text:p>
        <text:p text:style-name="P3">BENHAFESSA Alexendre<text:tab/><text:tab/>G2</text:p>
        <text:p text:style-name="P4">EDELSTEIN William</text:p>
        <text:p text:style-name="En-tête">QUILLIEC Matisse</text:p>
        <text:p text:style-name="En-tête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QUILLIEC Matisse</dc:creator>
    <meta:creation-date>2024-12-12T10:07:00Z</meta:creation-date>
    <dc:date>2024-12-20T19:40:00Z</dc:date>
    <meta:template xlink:href="Normal.dotm" xlink:type="simple"/>
    <meta:editing-cycles>7</meta:editing-cycles>
    <meta:editing-duration>PT0S</meta:editing-duration>
    <meta:document-statistic meta:page-count="1" meta:paragraph-count="2" meta:word-count="163" meta:character-count="1058" meta:row-count="7" meta:non-whitespace-character-count="897"/>
  </office:meta>
</office:document-meta>
</file>